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Your Score</text:p>
          </table:table-cell>
          <table:table-cell office:value-type="string" calcext:value-type="string">
            <text:p>Max Score</text:p>
          </table:table-cell>
          <table:table-cell table:style-name="Default"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Midterm 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1">
          <table:table-cell office:value-type="string" calcext:value-type="string">
            <text:p>Midterm 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percentage" office:value="0.35" calcext:value-type="percentage">
            <text:p>35%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percentage" office:value="0.4" calcext:value-type="percentage">
            <text:p>40%</text:p>
          </table:table-cell>
        </table:table-row>
        <table:table-row table:style-name="ro1">
          <table:table-cell table:number-columns-repeated="3"/>
          <table:table-cell table:formula="of:=SUM([.D2:.D4])"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 overall</text:p>
          </table:table-cell>
          <table:table-cell table:style-name="ce1" table:number-matrix-columns-spanned="1" table:number-matrix-rows-spanned="1" table:formula="of:=IF(SUM([.B2:.B4]) &gt; 0; SUM([.B2:.B4]*[.D2:.D4]/[.C2:.C4]); 0)" office:value-type="percentage" office:value="0" calcext:value-type="percentage">
            <text:p>0.00%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David Eisenberg</meta:initial-creator>
    <meta:creation-date>2014-11-14T19:35:14.092280843</meta:creation-date>
    <dc:date>2014-11-14T19:37:06.413895268</dc:date>
    <dc:creator>J David Eisenberg</dc:creator>
    <meta:editing-duration>PT1M52S</meta:editing-duration>
    <meta:editing-cycles>1</meta:editing-cycles>
    <meta:generator>LibreOffice/4.3.1.2$Linux_X86_64 LibreOffice_project/958349dc3b25111dbca392fbc281a05559ef6848</meta:generator>
    <meta:document-statistic meta:table-count="1" meta:cell-count="16" meta:object-count="0"/>
  </office:meta>
</office:document-meta>
</file>